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03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3.284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3.381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 style:data-style-name="N116"/>
    <style:style style:name="ce11" style:family="table-cell" style:parent-style-name="Default" style:data-style-name="N115"/>
    <style:style style:name="ce12" style:family="table-cell" style:parent-style-name="Default" style:data-style-name="N117"/>
    <style:style style:name="ce13" style:family="table-cell" style:parent-style-name="Default" style:data-style-name="N60">
      <style:text-properties style:font-name="Arial" style:font-name-asian="DejaVu Sans" style:font-name-complex="Lohit Hindi"/>
    </style:style>
    <style:style style:name="ce14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formula="of:=[.B14]/60*[.B2]*[.B12]*[.B12]/[.B4]" office:value-type="float" office:value="5268.80666666667" calcext:value-type="float">
            <text:p>5268.8066666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31.1978124233" calcext:value-type="float">
            <text:p>44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208.0163475091" calcext:value-type="float">
            <text:p>2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319.1234389678" calcext:value-type="float">
            <text:p>21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964.7373966324" calcext:value-type="float">
            <text:p>19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4])" office:value-type="float" office:value="0.0187777777777778" calcext:value-type="float">
            <text:p>0.0187777778</text:p>
          </table:table-cell>
          <table:table-cell office:value-type="float" office:value="0.32" calcext:value-type="float">
            <text:p>0.32</text:p>
          </table:table-cell>
          <table:table-cell table:formula="of:=2.65*([.C23]+1)-(5.3-3.5*[.C23])*[.C23]*[.C23]*EXP(-(1.5-LOG([.$B$21];10)/2))" office:value-type="float" office:value="3.49511594307009" calcext:value-type="float">
            <text:p>3.4951159431</text:p>
          </table:table-cell>
          <table:table-cell table:formula="of:=[.B23]/([.C23])^(-[.D23])" office:value-type="float" office:value="0.000350014466790609" calcext:value-type="float">
            <text:p>0.000350014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814.1887185282" calcext:value-type="float">
            <text:p>1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727.0561092958" calcext:value-type="float">
            <text:p>17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592.3614484094" calcext:value-type="float">
            <text:p>1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11419191097169" calcext:value-type="float">
            <text:p>0.0001114192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217.591669651" calcext:value-type="float">
            <text:p>15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0897511452158988" calcext:value-type="float">
            <text:p>0.0089751145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282.3336247235" calcext:value-type="float">
            <text:p>12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0922391065424664" calcext:value-type="float">
            <text:p>9.22391065424664E-005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3.242980128375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49669.849546269" calcext:value-type="float">
            <text:p>149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3]*[.B6]" office:value-type="float" office:value="0.000225697985259933" calcext:value-type="float">
            <text:p>0.000225698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table:formula="of:=[.I34]*[.H34]/60*2*3.14159/([.$B$12]^5*([.H34]/60)^3*1000)" office:value-type="float" office:value="1.27419442168598" calcext:value-type="float">
            <text:p>1.2741944217</text:p>
          </table:table-cell>
          <table:table-cell table:formula="of:=[.I34]*2*3.14159*[.H34]/60" office:value-type="float" office:value="42.097306" calcext:value-type="float">
            <text:p>42.09730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number-columns-repeated="7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office:value-type="string" calcext:value-type="string">
            <text:p>Vol fraction</text:p>
          </table:table-cell>
          <table:table-cell table:formula="of:=[.B36]*[.B2]/[.B3]*(1+[.B2]/[.B3]*[.B36]-[.B36])^(-1)" office:value-type="float" office:value="0.0585774058577406" calcext:value-type="float">
            <text:p>0.0585774059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2371661661114" calcext:value-type="float">
            <text:p>0.002237166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/>
          <table:table-cell office:value-type="float" office:value="30" calcext:value-type="float">
            <text:p>30</text:p>
          </table:table-cell>
          <table:table-cell table:formula="of:=[.$B$12]*[.$B$12]*[.$B$2]*[.D42]/60/[.$B$4]" office:value-type="float" office:value="225.806" calcext:value-type="float">
            <text:p>225.806</text:p>
          </table:table-cell>
          <table:table-cell table:formula="of:=[.$B$12]/([.E42])^(0.75)" office:value-type="float" office:value="0.00218022900357609" calcext:value-type="float">
            <text:p>0.002180229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752.686666666667" calcext:value-type="float">
            <text:p>752.6866666667</text:p>
          </table:table-cell>
          <table:table-cell table:formula="of:=[.$B$12]/([.E43])^(0.75)" office:value-type="float" office:value="0.000883777730144041" calcext:value-type="float">
            <text:p>0.00088377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505.37333333333" calcext:value-type="float">
            <text:p>1505.3733333333</text:p>
          </table:table-cell>
          <table:table-cell table:formula="of:=[.$B$12]/([.E44])^(0.75)" office:value-type="float" office:value="0.000525497382384124" calcext:value-type="float">
            <text:p>0.00052549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2258.06" calcext:value-type="float">
            <text:p>2258.06</text:p>
          </table:table-cell>
          <table:table-cell table:formula="of:=[.$B$12]/([.E45])^(0.75)" office:value-type="float" office:value="0.000387705634622904" calcext:value-type="float">
            <text:p>0.00038770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3010.74666666667" calcext:value-type="float">
            <text:p>3010.7466666667</text:p>
          </table:table-cell>
          <table:table-cell table:formula="of:=[.$B$12]/([.E46])^(0.75)" office:value-type="float" office:value="0.000312462613023253" calcext:value-type="float">
            <text:p>0.00031246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763.43333333333" calcext:value-type="float">
            <text:p>3763.4333333333</text:p>
          </table:table-cell>
          <table:table-cell table:formula="of:=[.$B$12]/([.E47])^(0.75)" office:value-type="float" office:value="0.00026431119032827" calcext:value-type="float">
            <text:p>0.0002643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formula="of:=[.$B$12]*[.$B$12]*[.$B$2]*[.D48]/60/[.$B$4]" office:value-type="float" office:value="4516.12" calcext:value-type="float">
            <text:p>4516.12</text:p>
          </table:table-cell>
          <table:table-cell table:formula="of:=[.$B$12]/([.E48])^(0.75)" office:value-type="float" office:value="0.000230531149610101" calcext:value-type="float">
            <text:p>0.00023053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5268.80666666667" calcext:value-type="float">
            <text:p>5268.8066666667</text:p>
          </table:table-cell>
          <table:table-cell table:formula="of:=[.$B$12]/([.E49])^(0.75)" office:value-type="float" office:value="0.000205361734514681" calcext:value-type="float">
            <text:p>0.0002053617</text:p>
          </table:table-cell>
          <table:table-cell table:number-columns-repeated="6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9424460431655" calcext:value-type="float">
            <text:p>7.19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390" calcext:value-type="float">
            <text:p>139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544455" calcext:value-type="float">
            <text:p>0.0054445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67.039516580801" calcext:value-type="float">
            <text:p>67.03951658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36464976733869" calcext:value-type="float">
            <text:p>0.0013646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4.1931" calcext:value-type="float">
            <text:p>224.1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01.38798440813" calcext:value-type="float">
            <text:p>4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051.8899444059" calcext:value-type="float">
            <text:p>2305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175.7041130763" calcext:value-type="float">
            <text:p>2117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830.4293803004" calcext:value-type="float">
            <text:p>198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5" calcext:value-type="float">
            <text:p>0.00125</text:p>
          </table:table-cell>
          <table:table-cell office:value-type="float" office:value="0.75" calcext:value-type="float">
            <text:p>0.75</text:p>
          </table:table-cell>
          <table:table-cell table:formula="of:=2.65*([.C23]+1)-(5.3-3.5*[.C23])*[.C23]*[.C23]*EXP(-(1.5-LOG([.$B$21];10)/2))" office:value-type="float" office:value="4.62736149537481" calcext:value-type="float">
            <text:p>4.6273614954</text:p>
          </table:table-cell>
          <table:table-cell table:formula="of:=[.B23]/([.C23])^(-[.D23])" office:value-type="float" office:value="0.000330197145049425" calcext:value-type="float">
            <text:p>0.0003301971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687.6207444305" calcext:value-type="float">
            <text:p>1868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607.8015609315" calcext:value-type="float">
            <text:p>1760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3.78561722516678" calcext:value-type="float">
            <text:p>3.7856172252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480.7402881543" calcext:value-type="float">
            <text:p>1648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40654432952378" calcext:value-type="float">
            <text:p>4.07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115.2189456878" calcext:value-type="float">
            <text:p>1511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5" calcext:value-type="float">
            <text:p>5.00E-006</text:p>
          </table:table-cell>
          <table:table-cell table:formula="of:=[.B27]/[.B26]" office:value-type="float" office:value="0.122987817979332" calcext:value-type="float">
            <text:p>0.122987818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199.7071502404" calcext:value-type="float">
            <text:p>122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03269157114208" calcext:value-type="float">
            <text:p>0.0001032692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2.481164947818" calcext:value-type="float">
            <text:p>1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48662.981276583" calcext:value-type="float">
            <text:p>1486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000000" calcext:value-type="float">
            <text:p>2.00E+00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53429173528852" calcext:value-type="float">
            <text:p>3.53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58183340309753" calcext:value-type="float">
            <text:p>0.058183340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22211616349898" calcext:value-type="float">
            <text:p>0.002222116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125" calcext:value-type="float">
            <text:p>0.00125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4575" calcext:value-type="float">
            <text:p>0.014575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125" calcext:value-type="float">
            <text:p>0.125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2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6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9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8" table:default-cell-style-name="ce1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4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6-17T08:17:38.247385084</dc:date>
    <dc:creator>bruno </dc:creator>
    <meta:editing-duration>P3DT10H14M18S</meta:editing-duration>
    <meta:editing-cycles>105</meta:editing-cycles>
    <meta:document-statistic meta:table-count="19" meta:cell-count="2051" meta:object-count="0"/>
  </office:meta>
</office:document-meta>
</file>